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eeeeee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3" style:family="table-row">
      <style:table-row-properties fo:background-color="#ffffff" fo:keep-together="always">
        <style:background-image/>
      </style:table-row-properties>
    </style:style>
    <style:style style:name="Enemiesstatsforlevel6.4" style:family="table-row">
      <style:table-row-properties fo:background-color="#eeeeee" fo:keep-together="auto">
        <style:background-image/>
      </style:table-row-properties>
    </style:style>
    <style:style style:name="Enemiesstatsforlevel6.F4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6" style:family="table-row">
      <style:table-row-properties fo:background-color="#eeeeee">
        <style:background-image/>
      </style:table-row-properties>
    </style:style>
    <style:style style:name="Enemiesstatsforlevel6.7" style:family="table-row">
      <style:table-row-properties fo:background-color="transparent">
        <style:background-image/>
      </style:table-row-properties>
    </style:style>
    <style:style style:name="Enemiesstatsforlevel6.8" style:family="table-row">
      <style:table-row-properties fo:background-color="#eeeeee">
        <style:background-image/>
      </style:table-row-properties>
    </style:style>
    <style:style style:name="Enemiesstatsforlevel6.F8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#eeeeee" fo:keep-together="always">
        <style:background-image/>
      </style:table-row-properties>
    </style:style>
    <style:style style:name="Tabella2.5" style:family="table-row">
      <style:table-row-properties fo:background-color="transparent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2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7" style:family="paragraph" style:parent-style-name="Table_20_Contents">
      <style:text-properties officeooo:paragraph-rsid="001201f3"/>
    </style:style>
    <style:style style:name="P8" style:family="paragraph" style:parent-style-name="Table_20_Contents">
      <style:text-properties officeooo:paragraph-rsid="001334f6"/>
    </style:style>
    <style:style style:name="P9" style:family="paragraph" style:parent-style-name="Table_20_Contents">
      <style:text-properties officeooo:rsid="001334f6" officeooo:paragraph-rsid="001334f6"/>
    </style:style>
    <style:style style:name="T1" style:family="text">
      <style:text-properties fo:language="en" fo:country="US"/>
    </style:style>
    <style:style style:name="T2" style:family="text">
      <style:text-properties officeooo:rsid="0007d375"/>
    </style:style>
    <style:style style:name="T3" style:family="text">
      <style:text-properties officeooo:rsid="000862bd"/>
    </style:style>
    <style:style style:name="T4" style:family="text">
      <style:text-properties officeooo:rsid="000a4c9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ights outcomes</text:h>
      <text:p text:style-name="P1">The rules follow the first edition of D&amp;D.</text:p>
      <text:h text:style-name="P3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 /t 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 /t 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1"/>
      <text:p text:style-name="P1">AC= 9 – Bonus Dexterity</text:p>
      <text:p text:style-name="P1">Heen starts with leather armor and with a Club (1d4). </text:p>
      <text:p text:style-name="P1">Calcifer starts with the mail chain and with a Short Sword (1d6)</text:p>
      <text:p text:style-name="P1">Team’s speed on game map: 8 km/h </text:p>
      <text:h text:style-name="P3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F2" office:value-type="float" office:value="3">
            <text:p text:style-name="Table_20_Contents">3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F4" office:value-type="string">
            <text:p text:style-name="Table_20_Contents">X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5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3</text:p>
          </table:table-cell>
          <table:table-cell table:style-name="Enemiesstatsforlevel6.F2" office:value-type="float" office:value="100">
            <text:p text:style-name="Table_20_Contents">100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AC</text:p>
          </table:table-cell>
          <table:table-cell table:style-name="Enemiesstatsforlevel6.C5" office:value-type="float" office:value="9">
            <text:p text:style-name="Table_20_Contents">9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C5" office:value-type="float" office:value="7">
            <text:p text:style-name="Table_20_Contents">7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F2" office:value-type="float" office:value="7">
            <text:p text:style-name="Table_20_Contents">7</text:p>
          </table:table-cell>
        </table:table-row>
        <table:table-row table:style-name="Enemiesstatsforlevel6.7">
          <table:table-cell table:style-name="Enemiesstatsforlevel6.A2" office:value-type="string">
            <text:p text:style-name="Table_20_Contents">TAC0</text:p>
          </table:table-cell>
          <table:table-cell table:style-name="Enemiesstatsforlevel6.C5" office:value-type="float" office:value="18">
            <text:p text:style-name="Table_20_Contents">18</text:p>
          </table:table-cell>
          <table:table-cell table:style-name="Enemiesstatsforlevel6.C5" office:value-type="float" office:value="10">
            <text:p text:style-name="Table_20_Contents">10</text:p>
          </table:table-cell>
          <table:table-cell table:style-name="Enemiesstatsforlevel6.C5" office:value-type="float" office:value="16">
            <text:p text:style-name="Table_20_Contents">16</text:p>
          </table:table-cell>
          <table:table-cell table:style-name="Enemiesstatsforlevel6.C5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8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F8" office:value-type="string">
            <text:p text:style-name="Table_20_Contents">1d12</text:p>
          </table:table-cell>
        </table:table-row>
      </table:table>
      <text:p text:style-name="P1"/>
      <text:h text:style-name="P4" text:outline-level="2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7">Sophie</text:p>
          </table:table-cell>
          <table:table-cell table:style-name="Tabella2.A2" office:value-type="string">
            <text:p text:style-name="P7">3d4 +3</text:p>
          </table:table-cell>
          <table:table-cell table:style-name="Tabella2.A2" office:value-type="string">
            <text:p text:style-name="P7">7.5 +3</text:p>
          </table:table-cell>
          <table:table-cell table:style-name="Tabella2.D2" office:value-type="string">
            <text:p text:style-name="P7">10.5</text:p>
          </table:table-cell>
        </table:table-row>
        <table:table-row>
          <table:table-cell table:style-name="Tabella2.A2" office:value-type="string">
            <text:p text:style-name="P8">Markl</text:p>
          </table:table-cell>
          <table:table-cell table:style-name="Tabella2.A2" office:value-type="string">
            <text:p text:style-name="P8">2d4 +2</text:p>
          </table:table-cell>
          <table:table-cell table:style-name="Tabella2.A2" office:value-type="string">
            <text:p text:style-name="P8">5 + 2</text:p>
          </table:table-cell>
          <table:table-cell table:style-name="Tabella2.D2" office:value-type="string">
            <text:p text:style-name="P9">7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P8">Heen</text:p>
          </table:table-cell>
          <table:table-cell table:style-name="Tabella2.A2" office:value-type="string">
            <text:p text:style-name="P8">1d10 + strength</text:p>
          </table:table-cell>
          <table:table-cell table:style-name="Tabella2.A2" office:value-type="string">
            <text:p text:style-name="P8">5.5 + 3</text:p>
          </table:table-cell>
          <table:table-cell table:style-name="Tabella2.D2" office:value-type="string">
            <text:p text:style-name="P8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P4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30T10:55:15.356000000</dc:date>
    <meta:editing-duration>PT5H58M19S</meta:editing-duration>
    <meta:editing-cycles>123</meta:editing-cycles>
    <meta:generator>LibreOffice/6.1.2.1$Windows_X86_64 LibreOffice_project/65905a128db06ba48db947242809d14d3f9a93fe</meta:generator>
    <dc:creator>Michele Maione</dc:creator>
    <meta:document-statistic meta:table-count="5" meta:image-count="0" meta:object-count="0" meta:page-count="3" meta:paragraph-count="171" meta:word-count="301" meta:character-count="1152" meta:non-whitespace-character-count="1020"/>
    <meta:template xlink:type="simple" xlink:actuate="onRequest" xlink:title="" xlink:href="../MasterGameDesignDocument.odm" meta:date="2018-12-29T17:17:59.418000000"/>
  </office:meta>
</office:document-meta>
</file>